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FFFF00"/>
    </style:style>
    <style:style style:name="ce4" style:family="table-cell" style:parent-style-name="Default" style:data-style-name="N0">
      <style:table-cell-properties fo:border="thin solid #000000" fo:background-color="#FFFF00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<text:s/>Accounts<text:s text:c="2"/>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<text:s/>Authors<text:s text:c="6"/>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ook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am_checkout<text:s text:c="2"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ameras<text:s text:c="5"/>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ference_Proceeding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urs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rolled_i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acult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Journal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ibrari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ibrary_Camer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ibrary_Publication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ibrary_Room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atron_Address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atron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ub_Author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ub_checkou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ublication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oom_Reservation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tudent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eaches</text:p>
          </table:table-cell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nkita Pise</meta:initial-creator>
    <dc:creator>Ankita Arun Pise</dc:creator>
    <meta:creation-date>2015-10-23T19:00:23Z</meta:creation-date>
    <dc:date>2015-10-24T04:35:52Z</dc:date>
    <meta:editing-cycles>1</meta:editing-cycles>
    <meta:editing-duration>PT0S</meta:editing-duration>
    <meta:user-defined meta:name="WorkbookGuid">e537a297-256e-4318-ae9f-1b78fc3b100b</meta:user-defined>
  </office:meta>
</office:document-meta>
</file>